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34.94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20.96mm"/>
    </style:style>
    <style:style style:name="co5" style:family="table-column">
      <style:table-column-properties fo:break-before="auto" style:column-width="23.23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9.49mm"/>
    </style:style>
    <style:style style:name="co9" style:family="table-column">
      <style:table-column-properties fo:break-before="auto" style:column-width="3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style:style style:name="ce5" style:family="table-cell" style:parent-style-name="Default" style:data-style-name="N52">
      <style:table-cell-properties fo:background-color="#fff200"/>
    </style:style>
    <style:style style:name="ce6" style:family="table-cell" style:parent-style-name="Default" style:data-style-name="N52"/>
    <style:style style:name="ce8" style:family="table-cell" style:parent-style-name="Default" style:data-style-name="N0">
      <style:table-cell-properties fo:background-color="#fff200"/>
    </style:style>
    <style:style style:name="ce25" style:family="table-cell" style:parent-style-name="Default" style:data-style-name="N0"/>
    <style:style style:name="ce11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f200"/>
    </style:style>
    <style:style style:name="ce1" style:family="table-cell" style:parent-style-name="Default" style:data-style-name="N100">
      <style:table-cell-properties fo:background-color="#fff200"/>
    </style:style>
    <style:style style:name="ce20" style:family="table-cell" style:parent-style-name="Default" style:data-style-name="N100">
      <style:table-cell-properties fo:background-color="#fff200"/>
      <style:text-properties style:use-window-font-color="true"/>
    </style:style>
    <style:style style:name="ce13" style:family="table-cell" style:parent-style-name="Default" style:data-style-name="N100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ce181e"/>
    </style:style>
    <style:style style:name="ce2" style:family="table-cell" style:parent-style-name="Default" style:data-style-name="N100"/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0">
      <style:table-cell-properties fo:background-color="#faa61a"/>
    </style:style>
    <style:style style:name="ce26" style:family="table-cell" style:parent-style-name="Default" style:data-style-name="N52">
      <style:table-cell-properties fo:background-color="transparent"/>
    </style:style>
    <style:style style:name="ce29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imulacao_tcc" table:style-name="ta1">
        <table:table-column table:style-name="co1" table:default-cell-style-name="ce6"/>
        <table:table-column table:style-name="co2" table:default-cell-style-name="ce25"/>
        <table:table-column table:style-name="co3" table:default-cell-style-name="Default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ce11"/>
        <table:table-column table:style-name="co1" table:default-cell-style-name="Default"/>
        <table:table-column table:style-name="co7" table:number-columns-repeated="3" table:default-cell-style-name="Default"/>
        <table:table-column table:style-name="co7" table:default-cell-style-name="ce11"/>
        <table:table-column table:style-name="co1" table:default-cell-style-name="ce6"/>
        <table:table-column table:style-name="co7" table:default-cell-style-name="Default"/>
        <table:table-row table:style-name="ro1"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tag (offset)</text:p>
          </table:table-cell>
          <table:table-cell table:style-name="ce5" office:value-type="string" calcext:value-type="string">
            <text:p>day mod count</text:p>
          </table:table-cell>
          <table:table-cell table:style-name="ce5" office:value-type="string" calcext:value-type="string">
            <text:p>incr</text:p>
          </table:table-cell>
          <table:table-cell table:style-name="ce10" office:value-type="string" calcext:value-type="string">
            <text:p>qdade casas</text:p>
          </table:table-cell>
          <table:table-cell table:style-name="ce10" office:value-type="string" calcext:value-type="string">
            <text:p>variância</text:p>
          </table:table-cell>
          <table:table-cell table:style-name="ce1" office:value-type="string" calcext:value-type="string">
            <text:p>dias:</text:p>
          </table:table-cell>
          <table:table-cell table:style-name="ce1" office:value-type="string" calcext:value-type="string">
            <text:p>Num ultima linha</text:p>
          </table:table-cell>
          <table:table-cell table:style-name="ce11"/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ce5" office:value-type="date" office:date-value="2019-10-07T08:00:00" calcext:value-type="date">
            <text:p>2019-10-07 08:00:0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2"/>
          <table:table-cell table:style-name="ce10" office:value-type="float" office:value="2" calcext:value-type="float">
            <text:p>2</text:p>
          </table:table-cell>
          <table:table-cell table:style-name="ce1" office:value-type="string" calcext:value-type="string">
            <text:p>00:15:00</text:p>
          </table:table-cell>
          <table:table-cell table:style-name="ce20" office:value-type="string" calcext:value-type="string">
            <text:p>22</text:p>
          </table:table-cell>
          <table:table-cell table:style-name="ce28" table:formula="of:=[.G2]*[.E2]+2" office:value-type="float" office:value="46" calcext:value-type="float">
            <text:p>46</text:p>
          </table:table-cell>
          <table:table-cell table:style-name="ce11"/>
          <table:table-cell/>
          <table:table-cell table:style-name="ce11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SUM(COM.MICROSOFT.NORM.INV( RAND();[.$A$2];[.$F$2]);FLOOR([.D3]))" office:value-type="date" office:date-value="2019-10-07T08:10:59.066693" calcext:value-type="date">
            <text:p>2019-10-07 08:10:59</text:p>
          </table:table-cell>
          <table:table-cell table:formula="of:=MOD([.B2]-[.$B$2];[.$E$2])+1+[.$B$2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style-name="ce26"/>
          <table:table-cell table:style-name="ce11"/>
          <table:table-cell/>
          <table:table-cell table:style-name="ce26"/>
          <table:table-cell table:number-columns-repeated="3"/>
          <table:table-cell table:style-name="Default"/>
          <table:table-cell table:style-name="ce5"/>
          <table:table-cell/>
        </table:table-row>
        <table:table-row table:style-name="ro1">
          <table:table-cell table:formula="of:=SUM(COM.MICROSOFT.NORM.INV( RAND();[.$A$2];[.$F$2]);FLOOR([.D4]))" office:value-type="date" office:date-value="2019-10-07T08:04:29.993214" calcext:value-type="date">
            <text:p>2019-10-07 08:04:30</text:p>
          </table:table-cell>
          <table:table-cell table:formula="of:=MOD([.B3]-[.$I$2];[.$E$2])+1+[.$I$2]" office:value-type="float" office:value="2" calcext:value-type="float">
            <text:p>2</text:p>
          </table:table-cell>
          <table:table-cell table:formula="of:=MOD([.C3]+1/[.$E$2];5)" office:value-type="float" office:value="0.5" calcext:value-type="float">
            <text:p>0,5</text:p>
          </table:table-cell>
          <table:table-cell table:formula="of:=IF([.C4]=0;[.D3]+2+1/[.$E$2];[.D3]+1/[.$E$2])" office:value-type="float" office:value="0.5" calcext:value-type="float">
            <text:p>0,5</text:p>
          </table:table-cell>
          <table:table-cell table:number-columns-repeated="2"/>
          <table:table-cell table:style-name="ce13"/>
          <table:table-cell table:style-name="ce26"/>
          <table:table-cell table:style-name="ce11"/>
          <table:table-cell/>
          <table:table-cell table:style-name="ce26"/>
          <table:table-cell table:number-columns-repeated="6"/>
        </table:table-row>
        <table:table-row table:style-name="ro1">
          <table:table-cell table:formula="of:=SUM(COM.MICROSOFT.NORM.INV( RAND();[.$A$2];[.$F$2]);FLOOR([.D5]))" office:value-type="date" office:date-value="2019-10-08T07:53:10.085666" calcext:value-type="date">
            <text:p>2019-10-08 07:53:10</text:p>
          </table:table-cell>
          <table:table-cell table:formula="of:=MOD([.B4]-[.$I$2];[.$E$2])+1+[.$I$2]" office:value-type="float" office:value="1" calcext:value-type="float">
            <text:p>1</text:p>
          </table:table-cell>
          <table:table-cell table:formula="of:=MOD([.C4]+1/[.$E$2];5)" office:value-type="float" office:value="1" calcext:value-type="float">
            <text:p>1</text:p>
          </table:table-cell>
          <table:table-cell table:formula="of:=IF([.C5]=0;[.D4]+2+1/[.$E$2];[.D4]+1/[.$E$2])" office:value-type="float" office:value="1" calcext:value-type="float">
            <text:p>1</text:p>
          </table:table-cell>
          <table:table-cell table:number-columns-repeated="2"/>
          <table:table-cell table:style-name="ce13"/>
          <table:table-cell table:style-name="ce26"/>
          <table:table-cell table:style-name="ce11"/>
          <table:table-cell/>
          <table:table-cell table:style-name="ce26"/>
          <table:table-cell table:number-columns-repeated="6"/>
        </table:table-row>
        <table:table-row table:style-name="ro1">
          <table:table-cell table:formula="of:=SUM(COM.MICROSOFT.NORM.INV( RAND();[.$A$2];[.$F$2]);FLOOR([.D6]))" office:value-type="date" office:date-value="2019-10-08T07:44:13.383869" calcext:value-type="date">
            <text:p>2019-10-08 07:44:13</text:p>
          </table:table-cell>
          <table:table-cell table:formula="of:=MOD([.B5]-[.$I$2];[.$E$2])+1+[.$I$2]" office:value-type="float" office:value="2" calcext:value-type="float">
            <text:p>2</text:p>
          </table:table-cell>
          <table:table-cell table:formula="of:=MOD([.C5]+1/[.$E$2];5)" office:value-type="float" office:value="1.5" calcext:value-type="float">
            <text:p>1,5</text:p>
          </table:table-cell>
          <table:table-cell table:formula="of:=IF([.C6]=0;[.D5]+2+1/[.$E$2];[.D5]+1/[.$E$2])" office:value-type="float" office:value="1.5" calcext:value-type="float">
            <text:p>1,5</text:p>
          </table:table-cell>
          <table:table-cell table:number-columns-repeated="2"/>
          <table:table-cell table:style-name="ce13"/>
          <table:table-cell table:style-name="ce26"/>
          <table:table-cell table:style-name="ce11"/>
          <table:table-cell/>
          <table:table-cell table:style-name="ce26"/>
          <table:table-cell table:number-columns-repeated="6"/>
        </table:table-row>
        <table:table-row table:style-name="ro1">
          <table:table-cell table:formula="of:=SUM(COM.MICROSOFT.NORM.INV( RAND();[.$A$2];[.$F$2]);FLOOR([.D7]))" office:value-type="date" office:date-value="2019-10-09T07:49:15.420069" calcext:value-type="date">
            <text:p>2019-10-09 07:49:15</text:p>
          </table:table-cell>
          <table:table-cell table:formula="of:=MOD([.B6]-[.$I$2];[.$E$2])+1+[.$I$2]" office:value-type="float" office:value="1" calcext:value-type="float">
            <text:p>1</text:p>
          </table:table-cell>
          <table:table-cell table:formula="of:=MOD([.C6]+1/[.$E$2];5)" office:value-type="float" office:value="2" calcext:value-type="float">
            <text:p>2</text:p>
          </table:table-cell>
          <table:table-cell table:formula="of:=IF([.C7]=0;[.D6]+2+1/[.$E$2];[.D6]+1/[.$E$2])" office:value-type="float" office:value="2" calcext:value-type="float">
            <text:p>2</text:p>
          </table:table-cell>
          <table:table-cell table:number-columns-repeated="2"/>
          <table:table-cell table:style-name="ce13"/>
          <table:table-cell table:style-name="ce26"/>
          <table:table-cell table:style-name="ce11"/>
          <table:table-cell/>
          <table:table-cell table:style-name="ce26"/>
          <table:table-cell table:number-columns-repeated="6"/>
        </table:table-row>
        <table:table-row table:style-name="ro1">
          <table:table-cell table:formula="of:=SUM(COM.MICROSOFT.NORM.INV( RAND();[.$A$2];[.$F$2]);FLOOR([.D8]))" office:value-type="date" office:date-value="2019-10-09T08:02:48.856989" calcext:value-type="date">
            <text:p>2019-10-09 08:02:49</text:p>
          </table:table-cell>
          <table:table-cell table:formula="of:=MOD([.B7]-[.$I$2];[.$E$2])+1+[.$I$2]" office:value-type="float" office:value="2" calcext:value-type="float">
            <text:p>2</text:p>
          </table:table-cell>
          <table:table-cell table:formula="of:=MOD([.C7]+1/[.$E$2];5)" office:value-type="float" office:value="2.5" calcext:value-type="float">
            <text:p>2,5</text:p>
          </table:table-cell>
          <table:table-cell table:formula="of:=IF([.C8]=0;[.D7]+2+1/[.$E$2];[.D7]+1/[.$E$2])" office:value-type="float" office:value="2.5" calcext:value-type="float">
            <text:p>2,5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11"/>
          <table:table-cell/>
          <table:table-cell table:style-name="ce26"/>
          <table:table-cell table:number-columns-repeated="6"/>
        </table:table-row>
        <table:table-row table:style-name="ro1">
          <table:table-cell table:formula="of:=SUM(COM.MICROSOFT.NORM.INV( RAND();[.$A$2];[.$F$2]);FLOOR([.D9]))" office:value-type="date" office:date-value="2019-10-10T08:10:36.811516" calcext:value-type="date">
            <text:p>2019-10-10 08:10:37</text:p>
          </table:table-cell>
          <table:table-cell table:formula="of:=MOD([.B8]-[.$I$2];[.$E$2])+1+[.$I$2]" office:value-type="float" office:value="1" calcext:value-type="float">
            <text:p>1</text:p>
          </table:table-cell>
          <table:table-cell table:formula="of:=MOD([.C8]+1/[.$E$2];5)" office:value-type="float" office:value="3" calcext:value-type="float">
            <text:p>3</text:p>
          </table:table-cell>
          <table:table-cell table:formula="of:=IF([.C9]=0;[.D8]+2+1/[.$E$2];[.D8]+1/[.$E$2])" office:value-type="float" office:value="3" calcext:value-type="float">
            <text:p>3</text:p>
          </table:table-cell>
          <table:table-cell table:style-name="ce11" table:number-columns-repeated="2"/>
          <table:table-cell table:style-name="ce13" table:number-columns-repeated="2"/>
          <table:table-cell table:style-name="ce11"/>
          <table:table-cell/>
          <table:table-cell table:style-name="ce26"/>
          <table:table-cell table:number-columns-repeated="6"/>
        </table:table-row>
        <table:table-row table:style-name="ro1">
          <table:table-cell table:formula="of:=SUM(COM.MICROSOFT.NORM.INV( RAND();[.$A$2];[.$F$2]);FLOOR([.D10]))" office:value-type="date" office:date-value="2019-10-10T07:42:36.473744" calcext:value-type="date">
            <text:p>2019-10-10 07:42:36</text:p>
          </table:table-cell>
          <table:table-cell table:formula="of:=MOD([.B9]-[.$I$2];[.$E$2])+1+[.$I$2]" office:value-type="float" office:value="2" calcext:value-type="float">
            <text:p>2</text:p>
          </table:table-cell>
          <table:table-cell table:formula="of:=MOD([.C9]+1/[.$E$2];5)" office:value-type="float" office:value="3.5" calcext:value-type="float">
            <text:p>3,5</text:p>
          </table:table-cell>
          <table:table-cell table:formula="of:=IF([.C10]=0;[.D9]+2+1/[.$E$2];[.D9]+1/[.$E$2])" office:value-type="float" office:value="3.5" calcext:value-type="float">
            <text:p>3,5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11"/>
          <table:table-cell/>
          <table:table-cell table:style-name="ce26"/>
          <table:table-cell table:number-columns-repeated="6"/>
        </table:table-row>
        <table:table-row table:style-name="ro1">
          <table:table-cell table:formula="of:=SUM(COM.MICROSOFT.NORM.INV( RAND();[.$A$2];[.$F$2]);FLOOR([.D11]))" office:value-type="date" office:date-value="2019-10-11T08:04:24.301706" calcext:value-type="date">
            <text:p>2019-10-11 08:04:24</text:p>
          </table:table-cell>
          <table:table-cell table:formula="of:=MOD([.B10]-[.$I$2];[.$E$2])+1+[.$I$2]" office:value-type="float" office:value="1" calcext:value-type="float">
            <text:p>1</text:p>
          </table:table-cell>
          <table:table-cell table:formula="of:=MOD([.C10]+1/[.$E$2];5)" office:value-type="float" office:value="4" calcext:value-type="float">
            <text:p>4</text:p>
          </table:table-cell>
          <table:table-cell table:formula="of:=IF([.C11]=0;[.D10]+2+1/[.$E$2];[.D10]+1/[.$E$2])" office:value-type="float" office:value="4" calcext:value-type="float">
            <text:p>4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11"/>
          <table:table-cell/>
          <table:table-cell table:style-name="ce26"/>
          <table:table-cell table:number-columns-repeated="6"/>
        </table:table-row>
        <table:table-row table:style-name="ro1">
          <table:table-cell table:formula="of:=SUM(COM.MICROSOFT.NORM.INV( RAND();[.$A$2];[.$F$2]);FLOOR([.D12]))" office:value-type="date" office:date-value="2019-10-11T07:41:24.790974" calcext:value-type="date">
            <text:p>2019-10-11 07:41:25</text:p>
          </table:table-cell>
          <table:table-cell table:formula="of:=MOD([.B11]-[.$I$2];[.$E$2])+1+[.$I$2]" office:value-type="float" office:value="2" calcext:value-type="float">
            <text:p>2</text:p>
          </table:table-cell>
          <table:table-cell table:formula="of:=MOD([.C11]+1/[.$E$2];5)" office:value-type="float" office:value="4.5" calcext:value-type="float">
            <text:p>4,5</text:p>
          </table:table-cell>
          <table:table-cell table:formula="of:=IF([.C12]=0;[.D11]+2+1/[.$E$2];[.D11]+1/[.$E$2])" office:value-type="float" office:value="4.5" calcext:value-type="float">
            <text:p>4,5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11"/>
          <table:table-cell/>
          <table:table-cell table:style-name="ce26"/>
          <table:table-cell table:number-columns-repeated="6"/>
        </table:table-row>
        <table:table-row table:style-name="ro1">
          <table:table-cell table:formula="of:=SUM(COM.MICROSOFT.NORM.INV( RAND();[.$A$2];[.$F$2]);FLOOR([.D13]))" office:value-type="date" office:date-value="2019-10-14T08:07:55.488346" calcext:value-type="date">
            <text:p>2019-10-14 08:07:55</text:p>
          </table:table-cell>
          <table:table-cell table:formula="of:=MOD([.B12]-[.$I$2];[.$E$2])+1+[.$I$2]" office:value-type="float" office:value="1" calcext:value-type="float">
            <text:p>1</text:p>
          </table:table-cell>
          <table:table-cell table:formula="of:=MOD([.C12]+1/[.$E$2];5)" office:value-type="float" office:value="0" calcext:value-type="float">
            <text:p>0</text:p>
          </table:table-cell>
          <table:table-cell table:formula="of:=IF([.C13]=0;[.D12]+2+1/[.$E$2];[.D12]+1/[.$E$2])" office:value-type="float" office:value="7" calcext:value-type="float">
            <text:p>7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11"/>
          <table:table-cell/>
          <table:table-cell table:style-name="ce26"/>
          <table:table-cell table:number-columns-repeated="6"/>
        </table:table-row>
        <table:table-row table:style-name="ro1">
          <table:table-cell table:formula="of:=SUM(COM.MICROSOFT.NORM.INV( RAND();[.$A$2];[.$F$2]);FLOOR([.D14]))" office:value-type="date" office:date-value="2019-10-14T08:10:02.772996" calcext:value-type="date">
            <text:p>2019-10-14 08:10:03</text:p>
          </table:table-cell>
          <table:table-cell table:formula="of:=MOD([.B13]-[.$I$2];[.$E$2])+1+[.$I$2]" office:value-type="float" office:value="2" calcext:value-type="float">
            <text:p>2</text:p>
          </table:table-cell>
          <table:table-cell table:formula="of:=MOD([.C13]+1/[.$E$2];5)" office:value-type="float" office:value="0.5" calcext:value-type="float">
            <text:p>0,5</text:p>
          </table:table-cell>
          <table:table-cell table:formula="of:=IF([.C14]=0;[.D13]+2+1/[.$E$2];[.D13]+1/[.$E$2])" office:value-type="float" office:value="7.5" calcext:value-type="float">
            <text:p>7,5</text:p>
          </table:table-cell>
          <table:table-cell table:style-name="ce11" table:number-columns-repeated="2"/>
          <table:table-cell table:style-name="ce13" table:number-columns-repeated="2"/>
          <table:table-cell table:style-name="ce11"/>
          <table:table-cell/>
          <table:table-cell table:style-name="ce26"/>
          <table:table-cell table:number-columns-repeated="5"/>
          <table:table-cell table:style-name="ce29"/>
        </table:table-row>
        <table:table-row table:style-name="ro1">
          <table:table-cell table:formula="of:=SUM(COM.MICROSOFT.NORM.INV( RAND();[.$A$2];[.$F$2]);FLOOR([.D15]))" office:value-type="date" office:date-value="2019-10-15T08:22:01.468595" calcext:value-type="date">
            <text:p>2019-10-15 08:22:01</text:p>
          </table:table-cell>
          <table:table-cell table:formula="of:=MOD([.B14]-[.$I$2];[.$E$2])+1+[.$I$2]" office:value-type="float" office:value="1" calcext:value-type="float">
            <text:p>1</text:p>
          </table:table-cell>
          <table:table-cell table:formula="of:=MOD([.C14]+1/[.$E$2];5)" office:value-type="float" office:value="1" calcext:value-type="float">
            <text:p>1</text:p>
          </table:table-cell>
          <table:table-cell table:formula="of:=IF([.C15]=0;[.D14]+2+1/[.$E$2];[.D14]+1/[.$E$2])" office:value-type="float" office:value="8" calcext:value-type="float">
            <text:p>8</text:p>
          </table:table-cell>
          <table:table-cell table:style-name="ce11" table:number-columns-repeated="2"/>
          <table:table-cell table:style-name="ce13" table:number-columns-repeated="2"/>
          <table:table-cell table:style-name="ce11"/>
          <table:table-cell/>
          <table:table-cell table:style-name="ce26"/>
          <table:table-cell table:number-columns-repeated="6"/>
        </table:table-row>
        <table:table-row table:style-name="ro1">
          <table:table-cell table:formula="of:=SUM(COM.MICROSOFT.NORM.INV( RAND();[.$A$2];[.$F$2]);FLOOR([.D16]))" office:value-type="date" office:date-value="2019-10-15T08:28:35.834572" calcext:value-type="date">
            <text:p>2019-10-15 08:28:36</text:p>
          </table:table-cell>
          <table:table-cell table:formula="of:=MOD([.B15]-[.$I$2];[.$E$2])+1+[.$I$2]" office:value-type="float" office:value="2" calcext:value-type="float">
            <text:p>2</text:p>
          </table:table-cell>
          <table:table-cell table:formula="of:=MOD([.C15]+1/[.$E$2];5)" office:value-type="float" office:value="1.5" calcext:value-type="float">
            <text:p>1,5</text:p>
          </table:table-cell>
          <table:table-cell table:formula="of:=IF([.C16]=0;[.D15]+2+1/[.$E$2];[.D15]+1/[.$E$2])" office:value-type="float" office:value="8.5" calcext:value-type="float">
            <text:p>8,5</text:p>
          </table:table-cell>
          <table:table-cell table:style-name="ce11"/>
          <table:table-cell/>
          <table:table-cell table:style-name="ce22"/>
          <table:table-cell table:style-name="ce13"/>
          <table:table-cell table:style-name="ce11"/>
          <table:table-cell/>
          <table:table-cell table:style-name="ce26"/>
          <table:table-cell table:number-columns-repeated="6"/>
        </table:table-row>
        <table:table-row table:style-name="ro1">
          <table:table-cell table:formula="of:=SUM(COM.MICROSOFT.NORM.INV( RAND();[.$A$2];[.$F$2]);FLOOR([.D17]))" office:value-type="date" office:date-value="2019-10-16T07:58:52.259709" calcext:value-type="date">
            <text:p>2019-10-16 07:58:52</text:p>
          </table:table-cell>
          <table:table-cell table:formula="of:=MOD([.B16]-[.$I$2];[.$E$2])+1+[.$I$2]" office:value-type="float" office:value="1" calcext:value-type="float">
            <text:p>1</text:p>
          </table:table-cell>
          <table:table-cell table:formula="of:=MOD([.C16]+1/[.$E$2];5)" office:value-type="float" office:value="2" calcext:value-type="float">
            <text:p>2</text:p>
          </table:table-cell>
          <table:table-cell table:formula="of:=IF([.C17]=0;[.D16]+2+1/[.$E$2];[.D16]+1/[.$E$2])" office:value-type="float" office:value="9" calcext:value-type="float">
            <text:p>9</text:p>
          </table:table-cell>
          <table:table-cell table:number-columns-repeated="2"/>
          <table:table-cell table:style-name="ce2" table:number-columns-repeated="2"/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table:formula="of:=SUM(COM.MICROSOFT.NORM.INV( RAND();[.$A$2];[.$F$2]);FLOOR([.D18]))" office:value-type="date" office:date-value="2019-10-16T07:36:39.563638" calcext:value-type="date">
            <text:p>2019-10-16 07:36:40</text:p>
          </table:table-cell>
          <table:table-cell table:formula="of:=MOD([.B17]-[.$I$2];[.$E$2])+1+[.$I$2]" office:value-type="float" office:value="2" calcext:value-type="float">
            <text:p>2</text:p>
          </table:table-cell>
          <table:table-cell table:formula="of:=MOD([.C17]+1/[.$E$2];5)" office:value-type="float" office:value="2.5" calcext:value-type="float">
            <text:p>2,5</text:p>
          </table:table-cell>
          <table:table-cell table:formula="of:=IF([.C18]=0;[.D17]+2+1/[.$E$2];[.D17]+1/[.$E$2])" office:value-type="float" office:value="9.5" calcext:value-type="float">
            <text:p>9,5</text:p>
          </table:table-cell>
          <table:table-cell table:number-columns-repeated="2"/>
          <table:table-cell table:style-name="ce2" table:number-columns-repeated="2"/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table:formula="of:=SUM(COM.MICROSOFT.NORM.INV( RAND();[.$A$2];[.$F$2]);FLOOR([.D19]))" office:value-type="date" office:date-value="2019-10-17T08:10:51.846507" calcext:value-type="date">
            <text:p>2019-10-17 08:10:52</text:p>
          </table:table-cell>
          <table:table-cell table:formula="of:=MOD([.B18]-[.$I$2];[.$E$2])+1+[.$I$2]" office:value-type="float" office:value="1" calcext:value-type="float">
            <text:p>1</text:p>
          </table:table-cell>
          <table:table-cell table:formula="of:=MOD([.C18]+1/[.$E$2];5)" office:value-type="float" office:value="3" calcext:value-type="float">
            <text:p>3</text:p>
          </table:table-cell>
          <table:table-cell table:formula="of:=IF([.C19]=0;[.D18]+2+1/[.$E$2];[.D18]+1/[.$E$2])" office:value-type="float" office:value="10" calcext:value-type="float">
            <text:p>10</text:p>
          </table:table-cell>
          <table:table-cell table:number-columns-repeated="2"/>
          <table:table-cell table:style-name="ce2" table:number-columns-repeated="2"/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table:formula="of:=SUM(COM.MICROSOFT.NORM.INV( RAND();[.$A$2];[.$F$2]);FLOOR([.D20]))" office:value-type="date" office:date-value="2019-10-17T07:50:38.47868" calcext:value-type="date">
            <text:p>2019-10-17 07:50:38</text:p>
          </table:table-cell>
          <table:table-cell table:formula="of:=MOD([.B19]-[.$I$2];[.$E$2])+1+[.$I$2]" office:value-type="float" office:value="2" calcext:value-type="float">
            <text:p>2</text:p>
          </table:table-cell>
          <table:table-cell table:formula="of:=MOD([.C19]+1/[.$E$2];5)" office:value-type="float" office:value="3.5" calcext:value-type="float">
            <text:p>3,5</text:p>
          </table:table-cell>
          <table:table-cell table:formula="of:=IF([.C20]=0;[.D19]+2+1/[.$E$2];[.D19]+1/[.$E$2])" office:value-type="float" office:value="10.5" calcext:value-type="float">
            <text:p>10,5</text:p>
          </table:table-cell>
          <table:table-cell table:number-columns-repeated="2"/>
          <table:table-cell table:style-name="ce2" table:number-columns-repeated="2"/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table:formula="of:=SUM(COM.MICROSOFT.NORM.INV( RAND();[.$A$2];[.$F$2]);FLOOR([.D21]))" office:value-type="date" office:date-value="2019-10-18T08:18:28.377563" calcext:value-type="date">
            <text:p>2019-10-18 08:18:28</text:p>
          </table:table-cell>
          <table:table-cell table:formula="of:=MOD([.B20]-[.$I$2];[.$E$2])+1+[.$I$2]" office:value-type="float" office:value="1" calcext:value-type="float">
            <text:p>1</text:p>
          </table:table-cell>
          <table:table-cell table:formula="of:=MOD([.C20]+1/[.$E$2];5)" office:value-type="float" office:value="4" calcext:value-type="float">
            <text:p>4</text:p>
          </table:table-cell>
          <table:table-cell table:formula="of:=IF([.C21]=0;[.D20]+2+1/[.$E$2];[.D20]+1/[.$E$2])" office:value-type="float" office:value="11" calcext:value-type="float">
            <text:p>11</text:p>
          </table:table-cell>
          <table:table-cell table:number-columns-repeated="2"/>
          <table:table-cell table:style-name="ce2" table:number-columns-repeated="2"/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table:formula="of:=SUM(COM.MICROSOFT.NORM.INV( RAND();[.$A$2];[.$F$2]);FLOOR([.D22]))" office:value-type="date" office:date-value="2019-10-18T07:51:18.518829" calcext:value-type="date">
            <text:p>2019-10-18 07:51:19</text:p>
          </table:table-cell>
          <table:table-cell table:formula="of:=MOD([.B21]-[.$I$2];[.$E$2])+1+[.$I$2]" office:value-type="float" office:value="2" calcext:value-type="float">
            <text:p>2</text:p>
          </table:table-cell>
          <table:table-cell table:formula="of:=MOD([.C21]+1/[.$E$2];5)" office:value-type="float" office:value="4.5" calcext:value-type="float">
            <text:p>4,5</text:p>
          </table:table-cell>
          <table:table-cell table:formula="of:=IF([.C22]=0;[.D21]+2+1/[.$E$2];[.D21]+1/[.$E$2])" office:value-type="float" office:value="11.5" calcext:value-type="float">
            <text:p>11,5</text:p>
          </table:table-cell>
          <table:table-cell table:number-columns-repeated="2"/>
          <table:table-cell table:style-name="ce15"/>
          <table:table-cell table:style-name="ce2"/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table:formula="of:=SUM(COM.MICROSOFT.NORM.INV( RAND();[.$A$2];[.$F$2]);FLOOR([.D23]))" office:value-type="date" office:date-value="2019-10-21T08:13:21.024295" calcext:value-type="date">
            <text:p>2019-10-21 08:13:21</text:p>
          </table:table-cell>
          <table:table-cell table:formula="of:=MOD([.B22]-[.$I$2];[.$E$2])+1+[.$I$2]" office:value-type="float" office:value="1" calcext:value-type="float">
            <text:p>1</text:p>
          </table:table-cell>
          <table:table-cell table:formula="of:=MOD([.C22]+1/[.$E$2];5)" office:value-type="float" office:value="0" calcext:value-type="float">
            <text:p>0</text:p>
          </table:table-cell>
          <table:table-cell table:formula="of:=IF([.C23]=0;[.D22]+2+1/[.$E$2];[.D22]+1/[.$E$2])" office:value-type="float" office:value="14" calcext:value-type="float">
            <text:p>14</text:p>
          </table:table-cell>
          <table:table-cell table:number-columns-repeated="2"/>
          <table:table-cell table:style-name="ce15"/>
          <table:table-cell table:style-name="ce2"/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table:formula="of:=SUM(COM.MICROSOFT.NORM.INV( RAND();[.$A$2];[.$F$2]);FLOOR([.D24]))" office:value-type="date" office:date-value="2019-10-21T08:29:29.576704" calcext:value-type="date">
            <text:p>2019-10-21 08:29:30</text:p>
          </table:table-cell>
          <table:table-cell table:formula="of:=MOD([.B23]-[.$I$2];[.$E$2])+1+[.$I$2]" office:value-type="float" office:value="2" calcext:value-type="float">
            <text:p>2</text:p>
          </table:table-cell>
          <table:table-cell table:formula="of:=MOD([.C23]+1/[.$E$2];5)" office:value-type="float" office:value="0.5" calcext:value-type="float">
            <text:p>0,5</text:p>
          </table:table-cell>
          <table:table-cell table:formula="of:=IF([.C24]=0;[.D23]+2+1/[.$E$2];[.D23]+1/[.$E$2])" office:value-type="float" office:value="14.5" calcext:value-type="float">
            <text:p>14,5</text:p>
          </table:table-cell>
          <table:table-cell table:number-columns-repeated="2"/>
          <table:table-cell table:style-name="ce16"/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formula="of:=SUM(COM.MICROSOFT.NORM.INV( RAND();[.$A$2];[.$F$2]);FLOOR([.D25]))" office:value-type="date" office:date-value="2019-10-22T08:13:50.162395" calcext:value-type="date">
            <text:p>2019-10-22 08:13:50</text:p>
          </table:table-cell>
          <table:table-cell table:formula="of:=MOD([.B24]-[.$I$2];[.$E$2])+1+[.$I$2]" office:value-type="float" office:value="1" calcext:value-type="float">
            <text:p>1</text:p>
          </table:table-cell>
          <table:table-cell table:formula="of:=MOD([.C24]+1/[.$E$2];5)" office:value-type="float" office:value="1" calcext:value-type="float">
            <text:p>1</text:p>
          </table:table-cell>
          <table:table-cell table:formula="of:=IF([.C25]=0;[.D24]+2+1/[.$E$2];[.D24]+1/[.$E$2])" office:value-type="float" office:value="15" calcext:value-type="float">
            <text:p>15</text:p>
          </table:table-cell>
          <table:table-cell table:number-columns-repeated="2"/>
          <table:table-cell table:style-name="ce16"/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formula="of:=SUM(COM.MICROSOFT.NORM.INV( RAND();[.$A$2];[.$F$2]);FLOOR([.D26]))" office:value-type="date" office:date-value="2019-10-22T08:23:55.775416" calcext:value-type="date">
            <text:p>2019-10-22 08:23:56</text:p>
          </table:table-cell>
          <table:table-cell table:formula="of:=MOD([.B25]-[.$I$2];[.$E$2])+1+[.$I$2]" office:value-type="float" office:value="2" calcext:value-type="float">
            <text:p>2</text:p>
          </table:table-cell>
          <table:table-cell table:formula="of:=MOD([.C25]+1/[.$E$2];5)" office:value-type="float" office:value="1.5" calcext:value-type="float">
            <text:p>1,5</text:p>
          </table:table-cell>
          <table:table-cell table:formula="of:=IF([.C26]=0;[.D25]+2+1/[.$E$2];[.D25]+1/[.$E$2])" office:value-type="float" office:value="15.5" calcext:value-type="float">
            <text:p>15,5</text:p>
          </table:table-cell>
          <table:table-cell table:number-columns-repeated="2"/>
          <table:table-cell table:style-name="ce16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formula="of:=SUM(COM.MICROSOFT.NORM.INV( RAND();[.$A$2];[.$F$2]);FLOOR([.D27]))" office:value-type="date" office:date-value="2019-10-23T07:58:56.531003" calcext:value-type="date">
            <text:p>2019-10-23 07:58:57</text:p>
          </table:table-cell>
          <table:table-cell table:formula="of:=MOD([.B26]-[.$I$2];[.$E$2])+1+[.$I$2]" office:value-type="float" office:value="1" calcext:value-type="float">
            <text:p>1</text:p>
          </table:table-cell>
          <table:table-cell table:formula="of:=MOD([.C26]+1/[.$E$2];5)" office:value-type="float" office:value="2" calcext:value-type="float">
            <text:p>2</text:p>
          </table:table-cell>
          <table:table-cell table:formula="of:=IF([.C27]=0;[.D26]+2+1/[.$E$2];[.D26]+1/[.$E$2])" office:value-type="float" office:value="16" calcext:value-type="float">
            <text:p>16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formula="of:=SUM(COM.MICROSOFT.NORM.INV( RAND();[.$A$2];[.$F$2]);FLOOR([.D28]))" office:value-type="date" office:date-value="2019-10-23T07:50:23.066867" calcext:value-type="date">
            <text:p>2019-10-23 07:50:23</text:p>
          </table:table-cell>
          <table:table-cell table:formula="of:=MOD([.B27]-[.$I$2];[.$E$2])+1+[.$I$2]" office:value-type="float" office:value="2" calcext:value-type="float">
            <text:p>2</text:p>
          </table:table-cell>
          <table:table-cell table:formula="of:=MOD([.C27]+1/[.$E$2];5)" office:value-type="float" office:value="2.5" calcext:value-type="float">
            <text:p>2,5</text:p>
          </table:table-cell>
          <table:table-cell table:formula="of:=IF([.C28]=0;[.D27]+2+1/[.$E$2];[.D27]+1/[.$E$2])" office:value-type="float" office:value="16.5" calcext:value-type="float">
            <text:p>16,5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formula="of:=SUM(COM.MICROSOFT.NORM.INV( RAND();[.$A$2];[.$F$2]);FLOOR([.D29]))" office:value-type="date" office:date-value="2019-10-24T07:45:38.740972" calcext:value-type="date">
            <text:p>2019-10-24 07:45:39</text:p>
          </table:table-cell>
          <table:table-cell table:formula="of:=MOD([.B28]-[.$I$2];[.$E$2])+1+[.$I$2]" office:value-type="float" office:value="1" calcext:value-type="float">
            <text:p>1</text:p>
          </table:table-cell>
          <table:table-cell table:formula="of:=MOD([.C28]+1/[.$E$2];5)" office:value-type="float" office:value="3" calcext:value-type="float">
            <text:p>3</text:p>
          </table:table-cell>
          <table:table-cell table:formula="of:=IF([.C29]=0;[.D28]+2+1/[.$E$2];[.D28]+1/[.$E$2])" office:value-type="float" office:value="17" calcext:value-type="float">
            <text:p>17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formula="of:=SUM(COM.MICROSOFT.NORM.INV( RAND();[.$A$2];[.$F$2]);FLOOR([.D30]))" office:value-type="date" office:date-value="2019-10-24T07:56:43.790131" calcext:value-type="date">
            <text:p>2019-10-24 07:56:44</text:p>
          </table:table-cell>
          <table:table-cell table:formula="of:=MOD([.B29]-[.$I$2];[.$E$2])+1+[.$I$2]" office:value-type="float" office:value="2" calcext:value-type="float">
            <text:p>2</text:p>
          </table:table-cell>
          <table:table-cell table:formula="of:=MOD([.C29]+1/[.$E$2];5)" office:value-type="float" office:value="3.5" calcext:value-type="float">
            <text:p>3,5</text:p>
          </table:table-cell>
          <table:table-cell table:formula="of:=IF([.C30]=0;[.D29]+2+1/[.$E$2];[.D29]+1/[.$E$2])" office:value-type="float" office:value="17.5" calcext:value-type="float">
            <text:p>17,5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formula="of:=SUM(COM.MICROSOFT.NORM.INV( RAND();[.$A$2];[.$F$2]);FLOOR([.D31]))" office:value-type="date" office:date-value="2019-10-25T07:47:40.030622" calcext:value-type="date">
            <text:p>2019-10-25 07:47:40</text:p>
          </table:table-cell>
          <table:table-cell table:formula="of:=MOD([.B30]-[.$I$2];[.$E$2])+1+[.$I$2]" office:value-type="float" office:value="1" calcext:value-type="float">
            <text:p>1</text:p>
          </table:table-cell>
          <table:table-cell table:formula="of:=MOD([.C30]+1/[.$E$2];5)" office:value-type="float" office:value="4" calcext:value-type="float">
            <text:p>4</text:p>
          </table:table-cell>
          <table:table-cell table:formula="of:=IF([.C31]=0;[.D30]+2+1/[.$E$2];[.D30]+1/[.$E$2])" office:value-type="float" office:value="18" calcext:value-type="float">
            <text:p>18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formula="of:=SUM(COM.MICROSOFT.NORM.INV( RAND();[.$A$2];[.$F$2]);FLOOR([.D32]))" office:value-type="date" office:date-value="2019-10-25T07:33:30.708428" calcext:value-type="date">
            <text:p>2019-10-25 07:33:31</text:p>
          </table:table-cell>
          <table:table-cell table:formula="of:=MOD([.B31]-[.$I$2];[.$E$2])+1+[.$I$2]" office:value-type="float" office:value="2" calcext:value-type="float">
            <text:p>2</text:p>
          </table:table-cell>
          <table:table-cell table:formula="of:=MOD([.C31]+1/[.$E$2];5)" office:value-type="float" office:value="4.5" calcext:value-type="float">
            <text:p>4,5</text:p>
          </table:table-cell>
          <table:table-cell table:formula="of:=IF([.C32]=0;[.D31]+2+1/[.$E$2];[.D31]+1/[.$E$2])" office:value-type="float" office:value="18.5" calcext:value-type="float">
            <text:p>18,5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formula="of:=SUM(COM.MICROSOFT.NORM.INV( RAND();[.$A$2];[.$F$2]);FLOOR([.D33]))" office:value-type="date" office:date-value="2019-10-28T08:06:36.482313" calcext:value-type="date">
            <text:p>2019-10-28 08:06:36</text:p>
          </table:table-cell>
          <table:table-cell table:formula="of:=MOD([.B32]-[.$I$2];[.$E$2])+1+[.$I$2]" office:value-type="float" office:value="1" calcext:value-type="float">
            <text:p>1</text:p>
          </table:table-cell>
          <table:table-cell table:formula="of:=MOD([.C32]+1/[.$E$2];5)" office:value-type="float" office:value="0" calcext:value-type="float">
            <text:p>0</text:p>
          </table:table-cell>
          <table:table-cell table:formula="of:=IF([.C33]=0;[.D32]+2+1/[.$E$2];[.D32]+1/[.$E$2])" office:value-type="float" office:value="21" calcext:value-type="float">
            <text:p>21</text:p>
          </table:table-cell>
          <table:table-cell table:number-columns-repeated="5"/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formula="of:=SUM(COM.MICROSOFT.NORM.INV( RAND();[.$A$2];[.$F$2]);FLOOR([.D34]))" office:value-type="date" office:date-value="2019-10-28T07:54:28.616194" calcext:value-type="date">
            <text:p>2019-10-28 07:54:29</text:p>
          </table:table-cell>
          <table:table-cell table:formula="of:=MOD([.B33]-[.$I$2];[.$E$2])+1+[.$I$2]" office:value-type="float" office:value="2" calcext:value-type="float">
            <text:p>2</text:p>
          </table:table-cell>
          <table:table-cell table:formula="of:=MOD([.C33]+1/[.$E$2];5)" office:value-type="float" office:value="0.5" calcext:value-type="float">
            <text:p>0,5</text:p>
          </table:table-cell>
          <table:table-cell table:formula="of:=IF([.C34]=0;[.D33]+2+1/[.$E$2];[.D33]+1/[.$E$2])" office:value-type="float" office:value="21.5" calcext:value-type="float">
            <text:p>21,5</text:p>
          </table:table-cell>
          <table:table-cell table:number-columns-repeated="5"/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formula="of:=SUM(COM.MICROSOFT.NORM.INV( RAND();[.$A$2];[.$F$2]);FLOOR([.D35]))" office:value-type="date" office:date-value="2019-10-29T07:33:50.195079" calcext:value-type="date">
            <text:p>2019-10-29 07:33:50</text:p>
          </table:table-cell>
          <table:table-cell table:formula="of:=MOD([.B34]-[.$I$2];[.$E$2])+1+[.$I$2]" office:value-type="float" office:value="1" calcext:value-type="float">
            <text:p>1</text:p>
          </table:table-cell>
          <table:table-cell table:formula="of:=MOD([.C34]+1/[.$E$2];5)" office:value-type="float" office:value="1" calcext:value-type="float">
            <text:p>1</text:p>
          </table:table-cell>
          <table:table-cell table:formula="of:=IF([.C35]=0;[.D34]+2+1/[.$E$2];[.D34]+1/[.$E$2])" office:value-type="float" office:value="22" calcext:value-type="float">
            <text:p>22</text:p>
          </table:table-cell>
          <table:table-cell table:number-columns-repeated="5"/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formula="of:=SUM(COM.MICROSOFT.NORM.INV( RAND();[.$A$2];[.$F$2]);FLOOR([.D36]))" office:value-type="date" office:date-value="2019-10-29T08:14:44.326678" calcext:value-type="date">
            <text:p>2019-10-29 08:14:44</text:p>
          </table:table-cell>
          <table:table-cell table:formula="of:=MOD([.B35]-[.$I$2];[.$E$2])+1+[.$I$2]" office:value-type="float" office:value="2" calcext:value-type="float">
            <text:p>2</text:p>
          </table:table-cell>
          <table:table-cell table:formula="of:=MOD([.C35]+1/[.$E$2];5)" office:value-type="float" office:value="1.5" calcext:value-type="float">
            <text:p>1,5</text:p>
          </table:table-cell>
          <table:table-cell table:formula="of:=IF([.C36]=0;[.D35]+2+1/[.$E$2];[.D35]+1/[.$E$2])" office:value-type="float" office:value="22.5" calcext:value-type="float">
            <text:p>22,5</text:p>
          </table:table-cell>
          <table:table-cell table:number-columns-repeated="5"/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formula="of:=SUM(COM.MICROSOFT.NORM.INV( RAND();[.$A$2];[.$F$2]);FLOOR([.D37]))" office:value-type="date" office:date-value="2019-10-30T08:00:03.600166" calcext:value-type="date">
            <text:p>2019-10-30 08:00:04</text:p>
          </table:table-cell>
          <table:table-cell table:formula="of:=MOD([.B36]-[.$I$2];[.$E$2])+1+[.$I$2]" office:value-type="float" office:value="1" calcext:value-type="float">
            <text:p>1</text:p>
          </table:table-cell>
          <table:table-cell table:formula="of:=MOD([.C36]+1/[.$E$2];5)" office:value-type="float" office:value="2" calcext:value-type="float">
            <text:p>2</text:p>
          </table:table-cell>
          <table:table-cell table:formula="of:=IF([.C37]=0;[.D36]+2+1/[.$E$2];[.D36]+1/[.$E$2])" office:value-type="float" office:value="23" calcext:value-type="float">
            <text:p>23</text:p>
          </table:table-cell>
          <table:table-cell table:number-columns-repeated="5"/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formula="of:=SUM(COM.MICROSOFT.NORM.INV( RAND();[.$A$2];[.$F$2]);FLOOR([.D38]))" office:value-type="date" office:date-value="2019-10-30T07:43:01.789328" calcext:value-type="date">
            <text:p>2019-10-30 07:43:02</text:p>
          </table:table-cell>
          <table:table-cell table:formula="of:=MOD([.B37]-[.$I$2];[.$E$2])+1+[.$I$2]" office:value-type="float" office:value="2" calcext:value-type="float">
            <text:p>2</text:p>
          </table:table-cell>
          <table:table-cell table:formula="of:=MOD([.C37]+1/[.$E$2];5)" office:value-type="float" office:value="2.5" calcext:value-type="float">
            <text:p>2,5</text:p>
          </table:table-cell>
          <table:table-cell table:formula="of:=IF([.C38]=0;[.D37]+2+1/[.$E$2];[.D37]+1/[.$E$2])" office:value-type="float" office:value="23.5" calcext:value-type="float">
            <text:p>23,5</text:p>
          </table:table-cell>
          <table:table-cell table:number-columns-repeated="5"/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formula="of:=SUM(COM.MICROSOFT.NORM.INV( RAND();[.$A$2];[.$F$2]);FLOOR([.D39]))" office:value-type="date" office:date-value="2019-10-31T08:03:09.25346" calcext:value-type="date">
            <text:p>2019-10-31 08:03:09</text:p>
          </table:table-cell>
          <table:table-cell table:formula="of:=MOD([.B38]-[.$I$2];[.$E$2])+1+[.$I$2]" office:value-type="float" office:value="1" calcext:value-type="float">
            <text:p>1</text:p>
          </table:table-cell>
          <table:table-cell table:formula="of:=MOD([.C38]+1/[.$E$2];5)" office:value-type="float" office:value="3" calcext:value-type="float">
            <text:p>3</text:p>
          </table:table-cell>
          <table:table-cell table:formula="of:=IF([.C39]=0;[.D38]+2+1/[.$E$2];[.D38]+1/[.$E$2])" office:value-type="float" office:value="24" calcext:value-type="float">
            <text:p>24</text:p>
          </table:table-cell>
          <table:table-cell table:number-columns-repeated="5"/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formula="of:=SUM(COM.MICROSOFT.NORM.INV( RAND();[.$A$2];[.$F$2]);FLOOR([.D40]))" office:value-type="date" office:date-value="2019-10-31T08:11:19.024281" calcext:value-type="date">
            <text:p>2019-10-31 08:11:19</text:p>
          </table:table-cell>
          <table:table-cell table:formula="of:=MOD([.B39]-[.$I$2];[.$E$2])+1+[.$I$2]" office:value-type="float" office:value="2" calcext:value-type="float">
            <text:p>2</text:p>
          </table:table-cell>
          <table:table-cell table:formula="of:=MOD([.C39]+1/[.$E$2];5)" office:value-type="float" office:value="3.5" calcext:value-type="float">
            <text:p>3,5</text:p>
          </table:table-cell>
          <table:table-cell table:formula="of:=IF([.C40]=0;[.D39]+2+1/[.$E$2];[.D39]+1/[.$E$2])" office:value-type="float" office:value="24.5" calcext:value-type="float">
            <text:p>24,5</text:p>
          </table:table-cell>
          <table:table-cell table:number-columns-repeated="5"/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formula="of:=SUM(COM.MICROSOFT.NORM.INV( RAND();[.$A$2];[.$F$2]);FLOOR([.D41]))" office:value-type="date" office:date-value="2019-11-01T07:29:47.054315" calcext:value-type="date">
            <text:p>2019-11-01 07:29:47</text:p>
          </table:table-cell>
          <table:table-cell table:formula="of:=MOD([.B40]-[.$I$2];[.$E$2])+1+[.$I$2]" office:value-type="float" office:value="1" calcext:value-type="float">
            <text:p>1</text:p>
          </table:table-cell>
          <table:table-cell table:formula="of:=MOD([.C40]+1/[.$E$2];5)" office:value-type="float" office:value="4" calcext:value-type="float">
            <text:p>4</text:p>
          </table:table-cell>
          <table:table-cell table:formula="of:=IF([.C41]=0;[.D40]+2+1/[.$E$2];[.D40]+1/[.$E$2])" office:value-type="float" office:value="25" calcext:value-type="float">
            <text:p>25</text:p>
          </table:table-cell>
          <table:table-cell table:number-columns-repeated="5"/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formula="of:=SUM(COM.MICROSOFT.NORM.INV( RAND();[.$A$2];[.$F$2]);FLOOR([.D42]))" office:value-type="date" office:date-value="2019-11-01T07:50:02.619052" calcext:value-type="date">
            <text:p>2019-11-01 07:50:03</text:p>
          </table:table-cell>
          <table:table-cell table:formula="of:=MOD([.B41]-[.$I$2];[.$E$2])+1+[.$I$2]" office:value-type="float" office:value="2" calcext:value-type="float">
            <text:p>2</text:p>
          </table:table-cell>
          <table:table-cell table:formula="of:=MOD([.C41]+1/[.$E$2];5)" office:value-type="float" office:value="4.5" calcext:value-type="float">
            <text:p>4,5</text:p>
          </table:table-cell>
          <table:table-cell table:formula="of:=IF([.C42]=0;[.D41]+2+1/[.$E$2];[.D41]+1/[.$E$2])" office:value-type="float" office:value="25.5" calcext:value-type="float">
            <text:p>25,5</text:p>
          </table:table-cell>
          <table:table-cell table:number-columns-repeated="5"/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formula="of:=SUM(COM.MICROSOFT.NORM.INV( RAND();[.$A$2];[.$F$2]);FLOOR([.D43]))" office:value-type="date" office:date-value="2019-11-04T07:46:52.004074" calcext:value-type="date">
            <text:p>2019-11-04 07:46:52</text:p>
          </table:table-cell>
          <table:table-cell table:formula="of:=MOD([.B42]-[.$I$2];[.$E$2])+1+[.$I$2]" office:value-type="float" office:value="1" calcext:value-type="float">
            <text:p>1</text:p>
          </table:table-cell>
          <table:table-cell table:formula="of:=MOD([.C42]+1/[.$E$2];5)" office:value-type="float" office:value="0" calcext:value-type="float">
            <text:p>0</text:p>
          </table:table-cell>
          <table:table-cell table:formula="of:=IF([.C43]=0;[.D42]+2+1/[.$E$2];[.D42]+1/[.$E$2])" office:value-type="float" office:value="28" calcext:value-type="float">
            <text:p>28</text:p>
          </table:table-cell>
          <table:table-cell table:number-columns-repeated="5"/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formula="of:=SUM(COM.MICROSOFT.NORM.INV( RAND();[.$A$2];[.$F$2]);FLOOR([.D44]))" office:value-type="date" office:date-value="2019-11-04T07:53:21.981217" calcext:value-type="date">
            <text:p>2019-11-04 07:53:22</text:p>
          </table:table-cell>
          <table:table-cell table:formula="of:=MOD([.B43]-[.$I$2];[.$E$2])+1+[.$I$2]" office:value-type="float" office:value="2" calcext:value-type="float">
            <text:p>2</text:p>
          </table:table-cell>
          <table:table-cell table:formula="of:=MOD([.C43]+1/[.$E$2];5)" office:value-type="float" office:value="0.5" calcext:value-type="float">
            <text:p>0,5</text:p>
          </table:table-cell>
          <table:table-cell table:formula="of:=IF([.C44]=0;[.D43]+2+1/[.$E$2];[.D43]+1/[.$E$2])" office:value-type="float" office:value="28.5" calcext:value-type="float">
            <text:p>28,5</text:p>
          </table:table-cell>
          <table:table-cell table:number-columns-repeated="5"/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formula="of:=SUM(COM.MICROSOFT.NORM.INV( RAND();[.$A$2];[.$F$2]);FLOOR([.D45]))" office:value-type="date" office:date-value="2019-11-05T07:46:34.064693" calcext:value-type="date">
            <text:p>2019-11-05 07:46:34</text:p>
          </table:table-cell>
          <table:table-cell table:formula="of:=MOD([.B44]-[.$I$2];[.$E$2])+1+[.$I$2]" office:value-type="float" office:value="1" calcext:value-type="float">
            <text:p>1</text:p>
          </table:table-cell>
          <table:table-cell table:formula="of:=MOD([.C44]+1/[.$E$2];5)" office:value-type="float" office:value="1" calcext:value-type="float">
            <text:p>1</text:p>
          </table:table-cell>
          <table:table-cell table:formula="of:=IF([.C45]=0;[.D44]+2+1/[.$E$2];[.D44]+1/[.$E$2])"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formula="of:=SUM(COM.MICROSOFT.NORM.INV( RAND();[.$A$2];[.$F$2]);FLOOR([.D46]))" office:value-type="date" office:date-value="2019-11-05T08:01:54.775763" calcext:value-type="date">
            <text:p>2019-11-05 08:01:55</text:p>
          </table:table-cell>
          <table:table-cell table:formula="of:=MOD([.B45]-[.$I$2];[.$E$2])+1+[.$I$2]" office:value-type="float" office:value="2" calcext:value-type="float">
            <text:p>2</text:p>
          </table:table-cell>
          <table:table-cell table:formula="of:=MOD([.C45]+1/[.$E$2];5)" office:value-type="float" office:value="1.5" calcext:value-type="float">
            <text:p>1,5</text:p>
          </table:table-cell>
          <table:table-cell table:formula="of:=IF([.C46]=0;[.D45]+2+1/[.$E$2];[.D45]+1/[.$E$2])" office:value-type="float" office:value="29.5" calcext:value-type="float">
            <text:p>29,5</text:p>
          </table:table-cell>
          <table:table-cell table:number-columns-repeated="5"/>
          <table:table-cell table:style-name="Default"/>
          <table:table-cell table:number-columns-repeated="4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 style:data-style-name="N2" text:time-value="13:15:55.8988870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7T13:18:13.582182131</dc:date>
    <meta:editing-duration>PT4H17M8S</meta:editing-duration>
    <meta:editing-cycles>20</meta:editing-cycles>
    <meta:generator>LibreOffice/6.0.7.3$Linux_X86_64 LibreOffice_project/00m0$Build-3</meta:generator>
    <meta:document-statistic meta:table-count="1" meta:cell-count="190" meta:object-count="0"/>
  </office:meta>
</office:document-meta>
</file>